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7cm" table:align="center"/>
    </style:style>
    <style:style style:name="Table1.A" style:family="table-column">
      <style:table-column-properties style:column-width="5.408cm"/>
    </style:style>
    <style:style style:name="Table1.B" style:family="table-column">
      <style:table-column-properties style:column-width="7.094cm"/>
    </style:style>
    <style:style style:name="Table1.C" style:family="table-column">
      <style:table-column-properties style:column-width="2.588cm"/>
    </style:style>
    <style:style style:name="Table1.D" style:family="table-column">
      <style:table-column-properties style:column-width="1.917cm"/>
    </style:style>
    <style:style style:name="Table1.1" style:family="table-row">
      <style:table-row-properties style:min-row-height="1.395cm"/>
    </style:style>
    <style:style style:name="Table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2" style:family="table-row">
      <style:table-row-properties style:min-row-height="1.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965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36cm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513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507cm"/>
    </style:style>
    <style:style style:name="Table5.B" style:family="table-column">
      <style:table-column-properties style:column-width="7.879cm"/>
    </style:style>
    <style:style style:name="Table5.C" style:family="table-column">
      <style:table-column-properties style:column-width="4.623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2.995cm"/>
    </style:style>
    <style:style style:name="Table8.B" style:family="table-column">
      <style:table-column-properties style:column-width="2.508cm"/>
    </style:style>
    <style:style style:name="Table8.C" style:family="table-column">
      <style:table-column-properties style:column-width="2.805cm"/>
    </style:style>
    <style:style style:name="Table8.D" style:family="table-column">
      <style:table-column-properties style:column-width="8.701cm"/>
    </style:style>
    <style:style style:name="Table8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8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4" style:family="table-row">
      <style:table-row-properties style:min-row-height="0.788cm"/>
    </style:style>
    <style:style style:name="Table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15" style:family="table-row">
      <style:table-row-properties style:min-row-height="0.764cm"/>
    </style:style>
    <style:style style:name="Table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2.21cm"/>
    </style:style>
    <style:style style:name="Table4.B" style:family="table-column">
      <style:table-column-properties style:column-width="3.399cm"/>
    </style:style>
    <style:style style:name="Table4.C" style:family="table-column">
      <style:table-column-properties style:column-width="3.085cm"/>
    </style:style>
    <style:style style:name="Table4.D" style:family="table-column">
      <style:table-column-properties style:column-width="8.315cm"/>
    </style:style>
    <style:style style:name="Table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1.168cm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467cm"/>
    </style:style>
    <style:style style:name="Table4.A6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2.106cm"/>
    </style:style>
    <style:style style:name="Table7.C" style:family="table-column">
      <style:table-column-properties style:column-width="3.007cm"/>
    </style:style>
    <style:style style:name="Table7.D" style:family="table-column">
      <style:table-column-properties style:column-width="9.01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2.813cm"/>
    </style:style>
    <style:style style:name="Table6.B" style:family="table-column">
      <style:table-column-properties style:column-width="5.997cm"/>
    </style:style>
    <style:style style:name="Table6.C" style:family="table-column">
      <style:table-column-properties style:column-width="5.902cm"/>
    </style:style>
    <style:style style:name="Table6.D" style:family="table-column">
      <style:table-column-properties style:column-width="2.297cm"/>
    </style:style>
    <style:style style:name="Table6.1" style:family="table-row">
      <style:table-row-properties style:min-row-height="0.901cm"/>
    </style:style>
    <style:style style:name="Table6.A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494cm"/>
    </style:style>
    <style:style style:name="Table6.A6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55cm"/>
    </style:style>
    <style:style style:name="Table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11" style:family="table-row">
      <style:table-row-properties style:min-row-height="0.462cm"/>
    </style:style>
    <style:style style:name="Table6.12" style:family="table-row">
      <style:table-row-properties style:min-row-height="0.988cm"/>
    </style:style>
    <style:style style:name="Table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12.416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1" style:family="table-row">
      <style:table-row-properties style:min-row-height="0.20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P1" style:family="paragraph" style:parent-style-name="Standard">
      <style:text-properties fo:font-size="13pt" officeooo:rsid="0012209b" officeooo:paragraph-rsid="0012209b" style:font-size-asian="13pt" style:font-size-complex="13pt"/>
    </style:style>
    <style:style style:name="P2" style:family="paragraph" style:parent-style-name="Standard">
      <style:paragraph-properties fo:line-height="115%"/>
      <style:text-properties fo:font-size="13pt" officeooo:paragraph-rsid="0012209b" style:font-size-asian="13pt" style:font-size-complex="13pt"/>
    </style:style>
    <style:style style:name="P3" style:family="paragraph" style:parent-style-name="Standard">
      <style:text-properties fo:font-size="13pt" officeooo:paragraph-rsid="0012209b" style:font-size-asian="13pt" style:font-size-complex="13pt"/>
    </style:style>
    <style:style style:name="P4" style:family="paragraph" style:parent-style-name="Standard">
      <style:text-properties fo:font-size="13pt" officeooo:rsid="001e5c2e" officeooo:paragraph-rsid="001e5c2e" style:font-size-asian="13pt" style:font-size-complex="13pt"/>
    </style:style>
    <style:style style:name="P5" style:family="paragraph" style:parent-style-name="Standard">
      <style:paragraph-properties fo:line-height="115%"/>
      <style:text-properties fo:font-size="13pt" officeooo:rsid="001e5c2e" officeooo:paragraph-rsid="003507a5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paragraph-rsid="0012209b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officeooo:rsid="0031345d" officeooo:paragraph-rsid="0031345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officeooo:rsid="003507a5" officeooo:paragraph-rsid="003507a5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font-size="13pt" officeooo:rsid="003507a5" officeooo:paragraph-rsid="007f6272" style:font-size-asian="13pt" style:font-size-complex="13pt"/>
    </style:style>
    <style:style style:name="P10" style:family="paragraph" style:parent-style-name="Standard">
      <style:text-properties fo:font-size="13pt" officeooo:rsid="0019b456" officeooo:paragraph-rsid="0019b456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657c9f" officeooo:paragraph-rsid="00657c9f" style:font-size-asian="13pt" style:font-size-complex="13pt"/>
    </style:style>
    <style:style style:name="P12" style:family="paragraph" style:parent-style-name="Standard">
      <style:text-properties fo:font-size="13pt" officeooo:rsid="003fff80" officeooo:paragraph-rsid="003fff80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19f109" officeooo:paragraph-rsid="00272d8d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officeooo:rsid="00571241" officeooo:paragraph-rsid="007f6272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officeooo:rsid="007f6272" officeooo:paragraph-rsid="007f6272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6fe537" officeooo:paragraph-rsid="006fe53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4e79bd" officeooo:paragraph-rsid="004e79b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5f07ec" officeooo:paragraph-rsid="005f07ec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486e44" officeooo:paragraph-rsid="00486e44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443fb5" officeooo:paragraph-rsid="00443fb5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232062" officeooo:paragraph-rsid="0025945e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6783f1" officeooo:paragraph-rsid="006783f1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698008" officeooo:paragraph-rsid="00698008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6d6214" officeooo:paragraph-rsid="006d62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7cfbfa" officeooo:paragraph-rsid="007cfbfa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6pt" fo:font-weight="bold" officeooo:paragraph-rsid="0012209b" style:font-size-asian="5.25pt" style:font-weight-asian="bold" style:font-size-complex="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2pt" fo:font-weight="bold" officeooo:paragraph-rsid="0012209b" style:font-size-asian="22pt" style:font-weight-asian="bold" style:font-size-complex="22pt" style:font-weight-complex="bold"/>
    </style:style>
    <style:style style:name="P28" style:family="paragraph" style:parent-style-name="Standard">
      <style:text-properties fo:font-size="15pt" officeooo:paragraph-rsid="002a69dd" style:font-size-asian="13.1000003814697pt" style:font-size-complex="15pt"/>
    </style:style>
    <style:style style:name="P29" style:family="paragraph" style:parent-style-name="Standard">
      <style:text-properties fo:font-size="15pt" style:text-underline-style="solid" style:text-underline-width="auto" style:text-underline-color="font-color" fo:font-weight="bold" officeooo:rsid="0019b456" officeooo:paragraph-rsid="00747b6c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1409a" fo:font-size="15pt" style:text-underline-style="solid" style:text-underline-width="auto" style:text-underline-color="font-color" fo:font-weight="bold" officeooo:rsid="001e5c2e" officeooo:paragraph-rsid="002bba71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1409a" fo:font-size="15pt" style:text-underline-style="solid" style:text-underline-width="auto" style:text-underline-color="font-color" fo:font-weight="bold" officeooo:rsid="001e5c2e" officeooo:paragraph-rsid="001e5c2e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1409a" fo:font-size="15pt" style:text-underline-style="solid" style:text-underline-width="auto" style:text-underline-color="font-color" fo:font-weight="bold" officeooo:rsid="0019f109" officeooo:paragraph-rsid="0019f109" style:font-size-asian="15pt" style:font-weight-asian="bold" style:font-size-complex="15pt" style:font-weight-complex="bold"/>
    </style:style>
    <style:style style:name="P33" style:family="paragraph" style:parent-style-name="Standard">
      <style:text-properties fo:color="#21409a" fo:font-size="15pt" style:text-underline-style="solid" style:text-underline-width="auto" style:text-underline-color="font-color" fo:font-weight="bold" officeooo:paragraph-rsid="0012209b" style:font-size-asian="15pt" style:font-weight-asian="bold" style:font-size-complex="15pt" style:font-weight-complex="bold"/>
    </style:style>
    <style:style style:name="P34" style:family="paragraph" style:parent-style-name="Standard">
      <style:text-properties fo:color="#21409a" fo:font-size="15pt" style:text-underline-style="solid" style:text-underline-width="auto" style:text-underline-color="font-color" fo:font-weight="bold" officeooo:rsid="0025945e" officeooo:paragraph-rsid="0025945e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1409a" fo:font-size="15pt" style:text-underline-style="solid" style:text-underline-width="auto" style:text-underline-color="font-color" fo:font-weight="bold" officeooo:rsid="00377442" officeooo:paragraph-rsid="00377442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1409a" fo:font-size="15pt" style:text-underline-style="solid" style:text-underline-width="auto" style:text-underline-color="font-color" fo:font-weight="bold" officeooo:rsid="003fd3b0" officeooo:paragraph-rsid="003fd3b0" style:font-size-asian="15pt" style:font-weight-asian="bold" style:font-size-complex="15pt" style:font-weight-complex="bold"/>
    </style:style>
    <style:style style:name="P37" style:family="paragraph" style:parent-style-name="Standard">
      <style:text-properties fo:color="#21409a" fo:font-size="15pt" style:text-underline-style="solid" style:text-underline-width="auto" style:text-underline-color="font-color" fo:font-weight="bold" officeooo:rsid="0028dc3b" officeooo:paragraph-rsid="0025945e" style:font-size-asian="15pt" style:font-weight-asian="bold" style:font-size-complex="15pt" style:font-weight-complex="bold"/>
    </style:style>
    <style:style style:name="P38" style:family="paragraph" style:parent-style-name="Standard">
      <style:text-properties fo:color="#21409a" fo:font-size="15pt" style:text-underline-style="solid" style:text-underline-width="auto" style:text-underline-color="font-color" fo:font-weight="bold" officeooo:rsid="003dbb8f" officeooo:paragraph-rsid="003fff80" style:font-size-asian="15pt" style:font-weight-asian="bold" style:font-size-complex="15pt" style:font-weight-complex="bold"/>
    </style:style>
    <style:style style:name="P39" style:family="paragraph" style:parent-style-name="Standard">
      <style:text-properties fo:color="#21409a" fo:font-size="15pt" style:text-underline-style="solid" style:text-underline-width="auto" style:text-underline-color="font-color" fo:font-weight="bold" officeooo:rsid="00392f8f" officeooo:paragraph-rsid="00747b6c" style:font-size-asian="15pt" style:font-weight-asian="bold" style:font-size-complex="15pt" style:font-weight-complex="bold"/>
    </style:style>
    <style:style style:name="P40" style:family="paragraph" style:parent-style-name="Standard">
      <style:text-properties fo:color="#21409a" fo:font-size="11pt" style:text-underline-style="solid" style:text-underline-width="auto" style:text-underline-color="font-color" fo:font-weight="bold" officeooo:rsid="0025945e" officeooo:paragraph-rsid="0025945e" style:font-size-asian="9.60000038146973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21409a" fo:font-size="13pt" style:text-underline-style="solid" style:text-underline-width="auto" style:text-underline-color="font-color" fo:font-weight="bold" officeooo:rsid="0019f109" officeooo:paragraph-rsid="0025945e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21409a" fo:font-size="13pt" style:text-underline-style="solid" style:text-underline-width="auto" style:text-underline-color="font-color" fo:font-weight="bold" officeooo:rsid="0019f109" officeooo:paragraph-rsid="00272d8d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21409a" fo:font-size="13pt" style:text-underline-style="solid" style:text-underline-width="auto" style:text-underline-color="font-color" fo:font-weight="bold" officeooo:rsid="003fff80" officeooo:paragraph-rsid="003fff80" style:font-size-asian="13pt" style:font-weight-asian="bold" style:font-size-complex="13pt" style:font-weight-complex="bold"/>
    </style:style>
    <style:style style:name="P44" style:family="paragraph" style:parent-style-name="Standard">
      <style:text-properties fo:color="#000000" fo:font-size="13pt" style:text-underline-style="none" fo:font-weight="bold" officeooo:rsid="00306d83" officeooo:paragraph-rsid="00306d83" style:font-size-asian="11.3500003814697pt" style:font-weight-asian="bold" style:font-size-complex="13pt" style:font-weight-complex="bold"/>
    </style:style>
    <style:style style:name="P45" style:family="paragraph" style:parent-style-name="Standard">
      <style:text-properties fo:color="#000000" fo:font-size="13pt" style:text-underline-style="none" fo:font-weight="normal" officeooo:rsid="00306d83" officeooo:paragraph-rsid="00306d83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3aad26" officeooo:paragraph-rsid="003aad26" style:font-size-asian="11pt" style:font-weight-asian="bold" style:font-size-complex="11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1pt" officeooo:rsid="0031345d" officeooo:paragraph-rsid="0031345d" style:font-size-asian="9.60000038146973pt" style:font-size-complex="11pt"/>
    </style:style>
    <style:style style:name="P48" style:family="paragraph" style:parent-style-name="Standard">
      <style:paragraph-properties fo:text-align="center" style:justify-single-word="false"/>
      <style:text-properties fo:font-size="11pt" officeooo:rsid="003aad26" officeooo:paragraph-rsid="003aad26" style:font-size-asian="9.60000038146973pt" style:font-size-complex="11pt"/>
    </style:style>
    <style:style style:name="P49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7cfbfa" officeooo:paragraph-rsid="007cfbfa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2pt" officeooo:rsid="00747b6c" officeooo:paragraph-rsid="00747b6c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02a9d57" officeooo:paragraph-rsid="003fff80" style:font-size-asian="12pt" style:font-size-complex="12pt"/>
    </style:style>
    <style:style style:name="P53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265048" officeooo:paragraph-rsid="001a5c7d" style:font-size-asian="13pt" style:font-size-complex="13pt"/>
    </style:style>
    <style:style style:name="P54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1db702" officeooo:paragraph-rsid="001db702" style:font-size-asian="13pt" style:font-size-complex="13pt"/>
    </style:style>
    <style:style style:name="P55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3b4d44" officeooo:paragraph-rsid="003b4d44" style:font-size-asian="13pt" style:font-size-complex="13pt"/>
    </style:style>
    <style:style style:name="P56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3pt" officeooo:rsid="0019f109" officeooo:paragraph-rsid="001b44e6" style:font-size-asian="13pt" style:font-size-complex="13pt"/>
    </style:style>
    <style:style style:name="P57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fo:font-size="11pt" officeooo:rsid="007a0e9a" officeooo:paragraph-rsid="007a0e9a" style:font-size-asian="11pt" style:font-size-complex="11pt"/>
    </style:style>
    <style:style style:name="P58" style:family="paragraph" style:parent-style-name="Table_20_Contents">
      <style:paragraph-properties fo:margin-top="0.101cm" fo:margin-bottom="0.101cm" loext:contextual-spacing="false" fo:line-height="115%" fo:text-align="center" style:justify-single-word="false"/>
      <style:text-properties fo:font-size="13pt" officeooo:rsid="00204de1" officeooo:paragraph-rsid="00359b31" style:font-size-asian="13pt" style:font-size-complex="13pt"/>
    </style:style>
    <style:style style:name="P59" style:family="paragraph" style:parent-style-name="Table_20_Contents">
      <style:paragraph-properties fo:text-align="center" style:justify-single-word="false"/>
      <style:text-properties officeooo:rsid="0014e813" officeooo:paragraph-rsid="003fff80"/>
    </style:style>
    <style:style style:name="P60" style:family="paragraph" style:parent-style-name="Table_20_Contents">
      <style:paragraph-properties fo:text-align="start" style:justify-single-word="false"/>
      <style:text-properties officeooo:rsid="0014e813" officeooo:paragraph-rsid="0014e813"/>
    </style:style>
    <style:style style:name="P61" style:family="paragraph" style:parent-style-name="Table_20_Contents">
      <style:paragraph-properties fo:text-align="center" style:justify-single-word="false"/>
      <style:text-properties fo:font-size="13pt" officeooo:rsid="00182ff1" officeooo:paragraph-rsid="00182ff1" style:font-size-asian="13pt" style:font-size-complex="13pt"/>
    </style:style>
    <style:style style:name="P62" style:family="paragraph" style:parent-style-name="Table_20_Contents">
      <style:paragraph-properties fo:text-align="center" style:justify-single-word="false"/>
      <style:text-properties fo:font-size="13pt" officeooo:rsid="0019f109" officeooo:paragraph-rsid="0019f109" style:font-size-asian="13pt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fo:font-size="13pt" officeooo:rsid="0019f109" officeooo:paragraph-rsid="001a5c7d" style:font-size-asian="13pt" style:font-size-complex="13pt"/>
    </style:style>
    <style:style style:name="P64" style:family="paragraph" style:parent-style-name="Table_20_Contents">
      <style:text-properties fo:font-size="13pt" officeooo:rsid="001de654" officeooo:paragraph-rsid="001de654" style:font-size-asian="13pt" style:font-size-complex="13pt"/>
    </style:style>
    <style:style style:name="P65" style:family="paragraph" style:parent-style-name="Table_20_Contents">
      <style:text-properties fo:font-size="13pt" officeooo:rsid="001de654" officeooo:paragraph-rsid="001e5c2e" style:font-size-asian="13pt" style:font-size-complex="13pt"/>
    </style:style>
    <style:style style:name="P66" style:family="paragraph" style:parent-style-name="Table_20_Contents">
      <style:text-properties fo:font-size="13pt" officeooo:rsid="001de654" officeooo:paragraph-rsid="003507a5" style:font-size-asian="13pt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fo:font-size="13pt" officeooo:rsid="00201791" officeooo:paragraph-rsid="00201791" style:font-size-asian="13pt" style:font-size-complex="13pt"/>
    </style:style>
    <style:style style:name="P68" style:family="paragraph" style:parent-style-name="Table_20_Contents">
      <style:paragraph-properties fo:text-align="center" style:justify-single-word="false"/>
      <style:text-properties fo:font-size="13pt" officeooo:rsid="0019b456" officeooo:paragraph-rsid="003fff80" style:font-size-asian="13pt" style:font-size-complex="13pt"/>
    </style:style>
    <style:style style:name="P69" style:family="paragraph" style:parent-style-name="Table_20_Contents">
      <style:paragraph-properties fo:text-align="center" style:justify-single-word="false"/>
      <style:text-properties fo:font-size="13pt" officeooo:rsid="0014e813" officeooo:paragraph-rsid="0014e813" style:font-size-asian="13pt" style:font-size-complex="13pt"/>
    </style:style>
    <style:style style:name="P70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71" style:family="paragraph" style:parent-style-name="Table_20_Contents">
      <style:text-properties fo:font-size="13pt" officeooo:rsid="003507a5" officeooo:paragraph-rsid="003507a5" style:font-size-asian="13pt" style:font-size-complex="13pt"/>
    </style:style>
    <style:style style:name="P72" style:family="paragraph" style:parent-style-name="Table_20_Contents">
      <style:paragraph-properties fo:text-align="center" style:justify-single-word="false"/>
      <style:text-properties fo:font-size="13pt" officeooo:rsid="003507a5" officeooo:paragraph-rsid="003507a5" style:font-size-asian="13pt" style:font-size-complex="13pt"/>
    </style:style>
    <style:style style:name="P73" style:family="paragraph" style:parent-style-name="Table_20_Contents">
      <style:paragraph-properties fo:text-align="center" style:justify-single-word="false"/>
      <style:text-properties fo:font-size="13pt" officeooo:rsid="003bf08e" officeooo:paragraph-rsid="003bf08e" style:font-size-asian="13pt" style:font-size-complex="13pt"/>
    </style:style>
    <style:style style:name="P74" style:family="paragraph" style:parent-style-name="Table_20_Contents">
      <style:paragraph-properties fo:text-align="center" style:justify-single-word="false"/>
      <style:text-properties fo:font-size="13pt" officeooo:rsid="003ed7d1" officeooo:paragraph-rsid="003ed7d1" style:font-size-asian="13pt" style:font-size-complex="13pt"/>
    </style:style>
    <style:style style:name="P7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76" style:family="paragraph" style:parent-style-name="Table_20_Contents">
      <style:paragraph-properties fo:text-align="center" style:justify-single-word="false"/>
      <style:text-properties fo:font-size="13pt" officeooo:rsid="006783f1" officeooo:paragraph-rsid="006783f1" style:font-size-asian="13pt" style:font-size-complex="13pt"/>
    </style:style>
    <style:style style:name="P77" style:family="paragraph" style:parent-style-name="Table_20_Contents">
      <style:paragraph-properties fo:text-align="center" style:justify-single-word="false"/>
      <style:text-properties fo:font-size="13pt" officeooo:rsid="006783f1" officeooo:paragraph-rsid="00698008" style:font-size-asian="13pt" style:font-size-complex="13pt"/>
    </style:style>
    <style:style style:name="P78" style:family="paragraph" style:parent-style-name="Table_20_Contents">
      <style:paragraph-properties fo:text-align="center" style:justify-single-word="false"/>
      <style:text-properties fo:font-size="13pt" officeooo:rsid="006d6214" officeooo:paragraph-rsid="006d6214" style:font-size-asian="13pt" style:font-size-complex="13pt"/>
    </style:style>
    <style:style style:name="P79" style:family="paragraph" style:parent-style-name="Table_20_Contents">
      <style:paragraph-properties fo:text-align="center" style:justify-single-word="false"/>
      <style:text-properties fo:font-size="13pt" officeooo:rsid="006e05e3" officeooo:paragraph-rsid="006e05e3" style:font-size-asian="13pt" style:font-size-complex="13pt"/>
    </style:style>
    <style:style style:name="P80" style:family="paragraph" style:parent-style-name="Table_20_Contents">
      <style:paragraph-properties fo:text-align="center" style:justify-single-word="false"/>
      <style:text-properties fo:font-size="13pt" officeooo:rsid="00738c10" officeooo:paragraph-rsid="00738c10" style:font-size-asian="13pt" style:font-size-complex="13pt"/>
    </style:style>
    <style:style style:name="P81" style:family="paragraph" style:parent-style-name="Table_20_Contents">
      <style:paragraph-properties fo:text-align="center" style:justify-single-word="false"/>
      <style:text-properties fo:font-size="13pt" officeooo:rsid="00788890" officeooo:paragraph-rsid="00788890" style:font-size-asian="13pt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fo:font-size="13pt" officeooo:rsid="00789373" officeooo:paragraph-rsid="00789373" style:font-size-asian="13pt" style:font-size-complex="13pt"/>
    </style:style>
    <style:style style:name="P83" style:family="paragraph" style:parent-style-name="Table_20_Contents">
      <style:paragraph-properties fo:text-align="center" style:justify-single-word="false"/>
      <style:text-properties fo:font-size="13pt" fo:font-weight="bold" officeooo:rsid="00182ff1" officeooo:paragraph-rsid="00182ff1" style:font-size-asian="13pt" style:font-weight-asian="bold" style:font-size-complex="13pt" style:font-weight-complex="bold"/>
    </style:style>
    <style:style style:name="P84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size="13pt" fo:font-weight="bold" officeooo:rsid="00182ff1" officeooo:paragraph-rsid="00182ff1" style:font-size-asian="13pt" style:font-weight-asian="bold" style:font-size-complex="13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3pt" fo:font-weight="bold" officeooo:rsid="0019d459" officeooo:paragraph-rsid="003fff80" style:font-size-asian="13pt" style:font-weight-asian="bold" style:font-size-complex="13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13pt" fo:font-weight="bold" officeooo:rsid="001a5c7d" officeooo:paragraph-rsid="001a5c7d" style:font-size-asian="13pt" style:font-weight-asian="bold" style:font-size-complex="13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3pt" fo:font-weight="bold" officeooo:rsid="001a5c7d" officeooo:paragraph-rsid="00747b6c" style:font-size-asian="13pt" style:font-weight-asian="bold" style:font-size-complex="13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ize="13pt" fo:font-weight="bold" officeooo:rsid="001cdcc6" officeooo:paragraph-rsid="001cdcc6" style:font-size-asian="13pt" style:font-weight-asian="bold" style:font-size-complex="13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ize="13pt" fo:font-weight="bold" officeooo:rsid="001e5c2e" officeooo:paragraph-rsid="001e5c2e" style:font-size-asian="13pt" style:font-weight-asian="bold" style:font-size-complex="13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13pt" fo:font-weight="bold" officeooo:rsid="003507a5" officeooo:paragraph-rsid="003507a5" style:font-size-asian="13pt" style:font-weight-asian="bold" style:font-size-complex="13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13pt" fo:font-weight="bold" officeooo:rsid="00379869" officeooo:paragraph-rsid="003fff80" style:font-size-asian="13pt" style:font-weight-asian="bold" style:font-size-complex="13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13pt" fo:font-weight="bold" officeooo:rsid="003bf08e" officeooo:paragraph-rsid="003bf08e" style:font-size-asian="13pt" style:font-weight-asian="bold" style:font-size-complex="13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3pt" fo:font-weight="bold" officeooo:rsid="00499099" officeooo:paragraph-rsid="00747b6c" style:font-size-asian="13pt" style:font-weight-asian="bold" style:font-size-complex="13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3pt" fo:font-weight="bold" officeooo:rsid="00753f05" officeooo:paragraph-rsid="00747b6c" style:font-size-asian="13pt" style:font-weight-asian="bold" style:font-size-complex="13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fff80" officeooo:paragraph-rsid="00657c9f" style:font-size-asian="13pt" style:font-weight-asian="bold" style:font-size-complex="13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9d459" officeooo:paragraph-rsid="00657c9f" style:font-size-asian="13pt" style:font-weight-asian="bold" style:font-size-complex="13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9d459" officeooo:paragraph-rsid="00747b6c" style:font-size-asian="13pt" style:font-weight-asian="bold" style:font-size-complex="13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9f109" officeooo:paragraph-rsid="00657c9f" style:font-size-asian="13pt" style:font-weight-asian="bold" style:font-size-complex="13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db702" officeooo:paragraph-rsid="00657c9f" style:font-size-asian="13pt" style:font-weight-asian="bold" style:font-size-complex="13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6783f1" officeooo:paragraph-rsid="006783f1" style:font-size-asian="13pt" style:font-weight-asian="bold" style:font-size-complex="13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698008" officeooo:paragraph-rsid="00698008" style:font-size-asian="13pt" style:font-weight-asian="bold" style:font-size-complex="13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6d6214" officeooo:paragraph-rsid="006d6214" style:font-size-asian="13pt" style:font-weight-asian="bold" style:font-size-complex="13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204de1" officeooo:paragraph-rsid="00657c9f" style:font-size-asian="13pt" style:font-weight-asian="bold" style:font-size-complex="13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59b31" officeooo:paragraph-rsid="00747b6c" style:font-size-asian="13pt" style:font-weight-asian="bold" style:font-size-complex="13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79869" officeooo:paragraph-rsid="00747b6c" style:font-size-asian="13pt" style:font-weight-asian="bold" style:font-size-complex="13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size="13pt" style:text-underline-style="none" fo:font-weight="bold" officeooo:rsid="00392f8f" officeooo:paragraph-rsid="00657c9f" style:font-size-asian="13pt" style:font-weight-asian="bold" style:font-size-complex="13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13pt" style:text-underline-style="none" fo:font-weight="bold" officeooo:rsid="00657c9f" officeooo:paragraph-rsid="00657c9f" style:font-size-asian="13pt" style:font-weight-asian="bold" style:font-size-complex="13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1cdcc6" officeooo:paragraph-rsid="001cdcc6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379869" officeooo:paragraph-rsid="003fff80" style:font-size-asian="15pt" style:font-weight-asian="bold" style:font-size-complex="15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b4d44" officeooo:paragraph-rsid="00747b6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3dbb8f" officeooo:paragraph-rsid="00747b6c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747b6c" officeooo:paragraph-rsid="00747b6c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204de1" officeooo:paragraph-rsid="00747b6c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272d8d" officeooo:paragraph-rsid="00747b6c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753f05" officeooo:paragraph-rsid="00747b6c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776cac" officeooo:paragraph-rsid="00747b6c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3507a5" officeooo:paragraph-rsid="00747b6c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359b31" officeooo:paragraph-rsid="00747b6c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019f109" officeooo:paragraph-rsid="00747b6c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379869" officeooo:paragraph-rsid="003fff80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14e813" officeooo:paragraph-rsid="003fff80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61b4bf" officeooo:paragraph-rsid="0061b4bf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7a0e9a" officeooo:paragraph-rsid="007a0e9a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1pt" officeooo:rsid="00204de1" officeooo:paragraph-rsid="003fff80" style:font-size-asian="9.60000038146973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3fff80" officeooo:paragraph-rsid="00657c9f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9f109" officeooo:paragraph-rsid="00657c9f" style:font-size-asian="8.75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0789373" officeooo:paragraph-rsid="00789373" style:font-size-asian="10pt" style:font-size-complex="10pt"/>
    </style:style>
    <style:style style:name="P130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2a8c93" officeooo:paragraph-rsid="0012209b" style:font-size-asian="13pt" style:font-size-complex="13pt"/>
    </style:style>
    <style:style style:name="P131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2a9d57" officeooo:paragraph-rsid="0012209b" style:font-size-asian="13pt" style:font-size-complex="13pt"/>
    </style:style>
    <style:style style:name="P132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12209b" officeooo:paragraph-rsid="0012209b" style:font-size-asian="13pt" style:font-size-complex="13pt"/>
    </style:style>
    <style:style style:name="P133" style:family="paragraph" style:parent-style-name="Table_20_Contents">
      <style:paragraph-properties fo:text-align="center" style:justify-single-word="false" style:shadow="none" style:vertical-align="middle"/>
      <style:text-properties fo:font-size="13pt" fo:font-weight="bold" officeooo:rsid="0016ab4f" officeooo:paragraph-rsid="0016ab4f" style:font-size-asian="13pt" style:font-weight-asian="bold" style:font-size-complex="13pt" style:font-weight-complex="bold"/>
    </style:style>
    <style:style style:name="P134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3pt" officeooo:paragraph-rsid="0012209b" style:font-size-asian="13pt" style:font-size-complex="13pt"/>
    </style:style>
    <style:style style:name="P135" style:family="paragraph" style:parent-style-name="Standard">
      <style:text-properties fo:color="#21409a" fo:font-size="15pt" style:text-underline-style="solid" style:text-underline-width="auto" style:text-underline-color="font-color" fo:font-weight="bold" officeooo:rsid="003dbb8f" officeooo:paragraph-rsid="003fff80" style:font-size-asian="15pt" style:font-weight-asian="bold" style:font-size-complex="15pt" style:font-weight-complex="bold"/>
    </style:style>
    <style:style style:name="P136" style:family="paragraph" style:parent-style-name="Standard">
      <style:text-properties fo:color="#21409a" fo:font-size="15pt" style:text-underline-style="solid" style:text-underline-width="auto" style:text-underline-color="font-color" fo:font-weight="bold" officeooo:rsid="0028dc3b" officeooo:paragraph-rsid="0025945e" style:font-size-asian="15pt" style:font-weight-asian="bold" style:font-size-complex="15pt" style:font-weight-complex="bold"/>
    </style:style>
    <style:style style:name="P137" style:family="paragraph" style:parent-style-name="Standard">
      <style:text-properties fo:color="#21409a" fo:font-size="15pt" style:text-underline-style="solid" style:text-underline-width="auto" style:text-underline-color="font-color" fo:font-weight="bold" officeooo:paragraph-rsid="0012209b" style:font-size-asian="15pt" style:font-weight-asian="bold" style:font-size-complex="15pt" style:font-weight-complex="bold"/>
    </style:style>
    <style:style style:name="P138" style:family="paragraph" style:parent-style-name="Standard">
      <style:text-properties fo:font-size="15pt" style:text-underline-style="solid" style:text-underline-width="auto" style:text-underline-color="font-color" fo:font-weight="bold" officeooo:rsid="0025945e" officeooo:paragraph-rsid="0012209b" style:font-size-asian="13.1000003814697pt" style:font-weight-asian="bold" style:font-size-complex="15pt" style:font-weight-complex="bold"/>
    </style:style>
    <style:style style:name="P139" style:family="paragraph" style:parent-style-name="Standard" style:list-style-name="L1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-1.101cm" style:auto-text-indent="false" fo:background-color="transparent"/>
      <style:text-properties fo:font-size="13pt" fo:font-weight="bold" officeooo:rsid="00657c9f" officeooo:paragraph-rsid="00657c9f" style:font-size-asian="13pt" style:font-weight-asian="bold" style:font-size-complex="13pt" style:font-weight-complex="bold"/>
    </style:style>
    <style:style style:name="P140" style:family="paragraph" style:parent-style-name="Standard" style:list-style-name="L3">
      <loext:graphic-properties draw:fill="none"/>
      <style:paragraph-properties fo:margin-left="0cm" fo:margin-right="0cm" fo:margin-top="0.101cm" fo:margin-bottom="0.101cm" loext:contextual-spacing="false" fo:line-height="115%" fo:text-align="center" style:justify-single-word="false" fo:text-indent="-1.101cm" style:auto-text-indent="false" fo:background-color="transparent"/>
      <style:text-properties fo:font-size="13pt" fo:font-weight="bold" officeooo:rsid="00776cac" officeooo:paragraph-rsid="00747b6c" style:font-size-asian="13pt" style:font-weight-asian="bold" style:font-size-complex="13pt" style:font-weight-complex="bold"/>
    </style:style>
    <style:style style:name="P141" style:family="paragraph" style:parent-style-name="Standard" style:list-style-name="L1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3pt" officeooo:rsid="003ed7d1" officeooo:paragraph-rsid="003ed7d1" style:font-size-asian="13pt" style:font-size-complex="13pt"/>
    </style:style>
    <style:style style:name="P142" style:family="paragraph" style:parent-style-name="Standard" style:list-style-name="L1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3pt" officeooo:rsid="00443fb5" officeooo:paragraph-rsid="00443fb5" style:font-size-asian="13pt" style:font-size-complex="13pt"/>
    </style:style>
    <style:style style:name="P143" style:family="paragraph" style:parent-style-name="Standard" style:list-style-name="L1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3pt" officeooo:rsid="00247b8f" officeooo:paragraph-rsid="003fff80" style:font-size-asian="13pt" style:font-size-complex="13pt"/>
    </style:style>
    <style:style style:name="P144" style:family="paragraph" style:parent-style-name="Standard" style:list-style-name="L1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3pt" officeooo:rsid="00247b8f" officeooo:paragraph-rsid="0019f109" style:font-size-asian="13pt" style:font-size-complex="13pt"/>
    </style:style>
    <style:style style:name="P145" style:family="paragraph" style:parent-style-name="Standard" style:list-style-name="L1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3pt" officeooo:rsid="006d6214" officeooo:paragraph-rsid="006d6214" style:font-size-asian="13pt" style:font-size-complex="13pt"/>
    </style:style>
    <style:style style:name="P146" style:family="paragraph" style:parent-style-name="Standard" style:list-style-name="L1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3pt" officeooo:rsid="00265048" officeooo:paragraph-rsid="001db702" style:font-size-asian="13pt" style:font-size-complex="13pt"/>
    </style:style>
    <style:style style:name="P147" style:family="paragraph" style:parent-style-name="Standard" style:list-style-name="L3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2pt" officeooo:rsid="003dbb8f" officeooo:paragraph-rsid="00747b6c" style:font-size-asian="12pt" style:font-size-complex="12pt"/>
    </style:style>
    <style:style style:name="P148" style:family="paragraph" style:parent-style-name="Standard" style:list-style-name="L3">
      <loext:graphic-properties draw:fill="none"/>
      <style:paragraph-properties fo:margin-left="0.6cm" fo:margin-right="0cm" fo:margin-top="0.101cm" fo:margin-bottom="0.101cm" loext:contextual-spacing="false" fo:line-height="115%" fo:text-align="start" style:justify-single-word="false" fo:text-indent="-0.4cm" style:auto-text-indent="false" fo:background-color="transparent"/>
      <style:text-properties fo:font-size="12pt" officeooo:rsid="0079ae69" officeooo:paragraph-rsid="0079ae69" style:font-size-asian="12pt" style:font-size-complex="12pt"/>
    </style:style>
    <style:style style:name="P149" style:family="paragraph" style:parent-style-name="Standard" style:list-style-name="L1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/>
      <style:text-properties fo:font-size="13pt" officeooo:rsid="00247b8f" officeooo:paragraph-rsid="003fff80" style:font-size-asian="13pt" style:font-size-complex="13pt"/>
    </style:style>
    <style:style style:name="P150" style:family="paragraph" style:parent-style-name="Standard" style:list-style-name="L1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/>
      <style:text-properties fo:font-size="13pt" officeooo:rsid="00247b8f" officeooo:paragraph-rsid="006017f0" style:font-size-asian="13pt" style:font-size-complex="13pt"/>
    </style:style>
    <style:style style:name="P151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paragraph-rsid="0019d459" style:font-size-asian="13pt" style:font-size-complex="13pt"/>
    </style:style>
    <style:style style:name="P152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paragraph-rsid="0059a6b0" style:font-size-asian="13pt" style:font-size-complex="13pt"/>
    </style:style>
    <style:style style:name="P153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paragraph-rsid="001b44e6" style:font-size-asian="13pt" style:font-size-complex="13pt"/>
    </style:style>
    <style:style style:name="P154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rsid="007a0e9a" officeooo:paragraph-rsid="007a0e9a" style:font-size-asian="13pt" style:font-size-complex="13pt"/>
    </style:style>
    <style:style style:name="P155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/>
      <style:text-properties fo:font-size="13pt" officeooo:rsid="00265048" officeooo:paragraph-rsid="0019f109" style:font-size-asian="13pt" style:font-size-complex="13pt"/>
    </style:style>
    <style:style style:name="P156" style:family="paragraph" style:parent-style-name="Standard" style:list-style-name="L3">
      <style:paragraph-properties fo:margin-top="0.101cm" fo:margin-bottom="0.101cm" loext:contextual-spacing="false" fo:line-height="115%" fo:text-align="start" style:justify-single-word="false"/>
      <style:text-properties fo:font-size="12pt" officeooo:paragraph-rsid="00747b6c" style:font-size-asian="12pt" style:font-size-complex="12pt"/>
    </style:style>
    <style:style style:name="P157" style:family="paragraph" style:parent-style-name="Standard" style:list-style-name="L3">
      <style:paragraph-properties fo:margin-top="0.101cm" fo:margin-bottom="0.101cm" loext:contextual-spacing="false" fo:line-height="115%" fo:text-align="start" style:justify-single-word="false"/>
      <style:text-properties fo:font-size="12pt" officeooo:rsid="003507a5" officeooo:paragraph-rsid="00747b6c" style:font-size-asian="12pt" style:font-size-complex="12pt"/>
    </style:style>
    <style:style style:name="P158" style:family="paragraph" style:parent-style-name="Standard" style:list-style-name="L3">
      <style:paragraph-properties fo:margin-top="0.101cm" fo:margin-bottom="0.101cm" loext:contextual-spacing="false" fo:line-height="115%" fo:text-align="start" style:justify-single-word="false"/>
      <style:text-properties fo:font-size="12pt" officeooo:rsid="00359b31" officeooo:paragraph-rsid="00747b6c" style:font-size-asian="12pt" style:font-size-complex="12pt"/>
    </style:style>
    <style:style style:name="P159" style:family="paragraph" style:parent-style-name="Standard" style:list-style-name="L3">
      <style:paragraph-properties fo:margin-top="0.101cm" fo:margin-bottom="0.101cm" loext:contextual-spacing="false" fo:line-height="115%" fo:text-align="start" style:justify-single-word="false"/>
      <style:text-properties fo:font-size="12pt" officeooo:rsid="00272d8d" officeooo:paragraph-rsid="00747b6c" style:font-size-asian="12pt" style:font-size-complex="12pt"/>
    </style:style>
    <style:style style:name="P160" style:family="paragraph" style:parent-style-name="Standard" style:list-style-name="L3">
      <style:paragraph-properties fo:margin-top="0.101cm" fo:margin-bottom="0.101cm" loext:contextual-spacing="false" fo:line-height="115%"/>
      <style:text-properties fo:font-size="12pt" officeooo:rsid="00272d8d" officeooo:paragraph-rsid="00747b6c" style:font-size-asian="12pt" style:font-size-complex="12pt"/>
    </style:style>
    <style:style style:name="P161" style:family="paragraph" style:parent-style-name="Standard" style:list-style-name="L3">
      <style:paragraph-properties fo:margin-top="0.101cm" fo:margin-bottom="0.101cm" loext:contextual-spacing="false" fo:line-height="115%"/>
      <style:text-properties fo:font-size="12pt" officeooo:rsid="00747b6c" officeooo:paragraph-rsid="00747b6c" style:font-size-asian="12pt" style:font-size-complex="12pt"/>
    </style:style>
    <style:style style:name="P162" style:family="paragraph" style:parent-style-name="Standard" style:list-style-name="L1">
      <loext:graphic-properties draw:fill="none"/>
      <style:paragraph-properties fo:margin-left="0.7cm" fo:margin-right="0cm" fo:margin-top="0.101cm" fo:margin-bottom="0.101cm" loext:contextual-spacing="false" fo:line-height="115%" fo:text-align="start" style:justify-single-word="false" fo:text-indent="-0.499cm" style:auto-text-indent="false" fo:background-color="transparent"/>
      <style:text-properties fo:font-size="12pt" officeooo:rsid="006783f1" officeooo:paragraph-rsid="006783f1" style:font-size-asian="12pt" style:font-size-complex="12pt"/>
    </style:style>
    <style:style style:name="P163" style:family="paragraph" style:parent-style-name="Standard" style:list-style-name="L1">
      <loext:graphic-properties draw:fill="none"/>
      <style:paragraph-properties fo:margin-left="0.7cm" fo:margin-right="0cm" fo:margin-top="0.101cm" fo:margin-bottom="0.101cm" loext:contextual-spacing="false" fo:line-height="115%" fo:text-align="start" style:justify-single-word="false" fo:text-indent="-0.499cm" style:auto-text-indent="false" fo:background-color="transparent"/>
      <style:text-properties fo:font-size="13pt" officeooo:rsid="00698008" officeooo:paragraph-rsid="00698008" style:font-size-asian="13pt" style:font-size-complex="13pt"/>
    </style:style>
    <style:style style:name="P164" style:family="paragraph" style:parent-style-name="Standard" style:list-style-name="L1">
      <loext:graphic-properties draw:fill="none"/>
      <style:paragraph-properties fo:margin-left="0.7cm" fo:margin-right="0cm" fo:margin-top="0.101cm" fo:margin-bottom="0.101cm" loext:contextual-spacing="false" fo:line-height="115%" fo:text-align="start" style:justify-single-word="false" fo:text-indent="-0.499cm" style:auto-text-indent="false" fo:background-color="transparent"/>
      <style:text-properties fo:font-size="13pt" officeooo:rsid="00359b31" officeooo:paragraph-rsid="00359b31" style:font-size-asian="13pt" style:font-size-complex="13pt"/>
    </style:style>
    <style:style style:name="P165" style:family="paragraph" style:parent-style-name="Standard" style:list-style-name="L1">
      <loext:graphic-properties draw:fill="none"/>
      <style:paragraph-properties fo:margin-left="0.499cm" fo:margin-right="0cm" fo:margin-top="0.101cm" fo:margin-bottom="0.101cm" loext:contextual-spacing="false" fo:line-height="115%" fo:text-align="start" style:justify-single-word="false" fo:text-indent="-0.3cm" style:auto-text-indent="false" fo:background-color="transparent"/>
      <style:text-properties fo:font-size="13pt" officeooo:rsid="003b4d44" officeooo:paragraph-rsid="003b4d44" style:font-size-asian="13pt" style:font-size-complex="13pt"/>
    </style:style>
    <style:style style:name="P166" style:family="paragraph" style:parent-style-name="Standard" style:list-style-name="L3">
      <loext:graphic-properties draw:fill="none"/>
      <style:paragraph-properties fo:margin-left="0.7cm" fo:margin-right="0cm" fo:margin-top="0.101cm" fo:margin-bottom="0.101cm" loext:contextual-spacing="false" fo:line-height="115%" fo:text-indent="-0.4cm" style:auto-text-indent="false" fo:background-color="transparent"/>
      <style:text-properties fo:font-size="12pt" officeooo:rsid="00265048" officeooo:paragraph-rsid="00747b6c" style:font-size-asian="12pt" style:font-size-complex="12pt"/>
    </style:style>
    <style:style style:name="P167" style:family="paragraph" style:parent-style-name="Table_20_Contents" style:list-style-name="L2">
      <style:paragraph-properties fo:line-height="100%"/>
      <style:text-properties fo:font-size="13pt" officeooo:rsid="0023a9b0" officeooo:paragraph-rsid="0025945e" style:font-size-asian="13pt" style:font-size-complex="13pt"/>
    </style:style>
    <style:style style:name="P168" style:family="paragraph" style:parent-style-name="Table_20_Contents" style:list-style-name="L4">
      <style:text-properties fo:font-size="13pt" officeooo:rsid="0025945e" officeooo:paragraph-rsid="002a69dd" style:font-size-asian="13pt" style:font-size-complex="13pt"/>
    </style:style>
    <style:style style:name="P169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79869" officeooo:paragraph-rsid="00747b6c" style:font-size-asian="13pt" style:font-weight-asian="bold" style:font-size-complex="13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rsid="0080adbf" officeooo:paragraph-rsid="0080adbf" style:font-size-asian="12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0753f05" officeooo:paragraph-rsid="00747b6c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officeooo:rsid="0014e813" officeooo:paragraph-rsid="003fff80"/>
    </style:style>
    <style:style style:name="P173" style:family="paragraph" style:parent-style-name="Table_20_Contents">
      <style:paragraph-properties fo:text-align="center" style:justify-single-word="false"/>
      <style:text-properties fo:font-size="11pt" officeooo:rsid="007a0e9a" officeooo:paragraph-rsid="0080adbf" style:font-size-asian="11pt" style:font-size-complex="11pt"/>
    </style:style>
    <style:style style:name="P174" style:family="paragraph" style:parent-style-name="Table_20_Contents">
      <style:paragraph-properties fo:text-align="center" style:justify-single-word="false"/>
      <style:text-properties fo:font-size="11pt" officeooo:rsid="007a0e9a" officeooo:paragraph-rsid="007a0e9a" style:font-size-asian="11pt" style:font-size-complex="11pt"/>
    </style:style>
    <style:style style:name="T1" style:family="text">
      <style:text-properties officeooo:rsid="002a9d57"/>
    </style:style>
    <style:style style:name="T2" style:family="text">
      <style:text-properties officeooo:rsid="00247b8f"/>
    </style:style>
    <style:style style:name="T3" style:family="text">
      <style:text-properties officeooo:rsid="00299f09"/>
    </style:style>
    <style:style style:name="T4" style:family="text">
      <style:text-properties fo:color="#21409a"/>
    </style:style>
    <style:style style:name="T5" style:family="text">
      <style:text-properties fo:color="#21409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color="#21409a" fo:font-size="15pt" style:text-underline-style="solid" style:text-underline-width="auto" style:text-underline-color="font-color" fo:font-weight="bold" officeooo:rsid="001e5c2e" style:font-size-asian="15pt" style:font-weight-asian="bold" style:font-size-complex="15pt" style:font-weight-complex="bold"/>
    </style:style>
    <style:style style:name="T7" style:family="text">
      <style:text-properties fo:color="#21409a" officeooo:rsid="00392f8f"/>
    </style:style>
    <style:style style:name="T8" style:family="text">
      <style:text-properties fo:color="#21409a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21409a" style:text-underline-style="solid" style:text-underline-width="auto" style:text-underline-color="font-color" fo:font-weight="bold" officeooo:rsid="0028dc3b" style:font-weight-asian="bold" style:font-weight-complex="bold"/>
    </style:style>
    <style:style style:name="T10" style:family="text">
      <style:text-properties fo:color="#21409a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officeooo:rsid="0016ab4f"/>
    </style:style>
    <style:style style:name="T12" style:family="text">
      <style:text-properties officeooo:rsid="00182ff1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04de1"/>
    </style:style>
    <style:style style:name="T16" style:family="text">
      <style:text-properties officeooo:rsid="0020d2fd"/>
    </style:style>
    <style:style style:name="T17" style:family="text">
      <style:text-properties officeooo:rsid="002a69dd"/>
    </style:style>
    <style:style style:name="T18" style:family="text">
      <style:text-properties officeooo:rsid="002d89e2"/>
    </style:style>
    <style:style style:name="T19" style:family="text">
      <style:text-properties officeooo:rsid="002fcd21"/>
    </style:style>
    <style:style style:name="T20" style:family="text">
      <style:text-properties officeooo:rsid="0032ae35"/>
    </style:style>
    <style:style style:name="T21" style:family="text">
      <style:text-properties officeooo:rsid="00342b99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officeooo:rsid="004f65dc"/>
    </style:style>
    <style:style style:name="T24" style:family="text">
      <style:text-properties officeooo:rsid="0061b4bf"/>
    </style:style>
    <style:style style:name="T25" style:family="text">
      <style:text-properties officeooo:rsid="00698008"/>
    </style:style>
    <style:style style:name="T26" style:family="text">
      <style:text-properties officeooo:rsid="006980e5"/>
    </style:style>
    <style:style style:name="T27" style:family="text">
      <style:text-properties officeooo:rsid="0070477e"/>
    </style:style>
    <style:style style:name="T28" style:family="text">
      <style:text-properties officeooo:rsid="003dbb8f"/>
    </style:style>
    <style:style style:name="T29" style:family="text">
      <style:text-properties officeooo:rsid="00232062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2a9d57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12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12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evanshi Singh</text:p>
      <text:p text:style-name="P26"/>
      <text:p text:style-name="P134">devanshisingh6b@gmail.com | 9953471696 <text:span text:style-name="T12">|</text:span> <text:span text:style-name="T16">Prayagraj, Uttar Pradesh - 211002</text:span></text:p>
      <text:p text:style-name="P1"/>
      <text:p text:style-name="P1"/>
      <text:p text:style-name="P30">Summary</text:p>
      <text:p text:style-name="P4"/>
      <text:p text:style-name="P5">Ambitious <text:span text:style-name="T27">third</text:span> year <text:span text:style-name="T27">undergraduate </text:span>student pursuing MBA Tech degree in Computer Science eager to gain hands-on experience. Adaptable and driven with strong work ethic and ability to thrive in team-based or individually motivated settings.</text:p>
      <text:p text:style-name="P3"><text:tab/><text:tab/></text:p>
      <text:p text:style-name="P31">Education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3">Qualification</text:p>
          </table:table-cell>
          <table:table-cell table:style-name="Table1.A1" office:value-type="string">
            <text:p text:style-name="P133">Institute</text:p>
          </table:table-cell>
          <table:table-cell table:style-name="Table1.A1" office:value-type="string">
            <text:p text:style-name="P133">Year of Completion</text:p>
          </table:table-cell>
          <table:table-cell table:style-name="Table1.D1" office:value-type="string">
            <text:p text:style-name="P133">Grades</text:p>
          </table:table-cell>
        </table:table-row>
        <table:table-row table:style-name="Table1.2">
          <table:table-cell table:style-name="Table1.A5" office:value-type="string">
            <text:p text:style-name="P130">MBA Tech in Computer Science</text:p>
          </table:table-cell>
          <table:table-cell table:style-name="Table1.B5" office:value-type="string">
            <text:p text:style-name="P130">Narsee Monjee Institue Of Management Studies, Shirpur</text:p>
          </table:table-cell>
          <table:table-cell table:style-name="Table1.C5" office:value-type="string">
            <text:p text:style-name="P130">2023 (Expected)</text:p>
          </table:table-cell>
          <table:table-cell table:style-name="Table1.D5" office:value-type="string">
            <text:p text:style-name="P131">3.<text:span text:style-name="T20">53</text:span> / 4.0</text:p>
            <text:p text:style-name="P131">(till now)</text:p>
          </table:table-cell>
        </table:table-row>
        <table:table-row table:style-name="Table1.3">
          <table:table-cell table:style-name="Table1.A5" office:value-type="string">
            <text:p text:style-name="P130">B. Tech (Hons.) in Machine Learning and Data Analytics</text:p>
          </table:table-cell>
          <table:table-cell table:style-name="Table1.B5" office:value-type="string">
            <text:p text:style-name="P130">Narsee Monjee Institue Of Management Studies, Shirpur</text:p>
          </table:table-cell>
          <table:table-cell table:style-name="Table1.C5" office:value-type="string">
            <text:p text:style-name="P130">2022 (Expected)</text:p>
          </table:table-cell>
          <table:table-cell table:style-name="Table1.D5" office:value-type="string">
            <text:p text:style-name="P130">-</text:p>
          </table:table-cell>
        </table:table-row>
        <table:table-row table:style-name="Table1.4">
          <table:table-cell table:style-name="Table1.A5" office:value-type="string">
            <text:p text:style-name="P130">XII</text:p>
          </table:table-cell>
          <table:table-cell table:style-name="Table1.B5" office:value-type="string">
            <text:p text:style-name="P130">Girls’ High School &amp; College <text:s text:c="5"/>(ISC Board), <text:span text:style-name="T15">Prayagraj</text:span></text:p>
          </table:table-cell>
          <table:table-cell table:style-name="Table1.C5" office:value-type="string">
            <text:p text:style-name="P131">2018</text:p>
          </table:table-cell>
          <table:table-cell table:style-name="Table1.D5" office:value-type="string">
            <text:p text:style-name="P132"><text:span text:style-name="T11">77</text:span>%</text:p>
          </table:table-cell>
        </table:table-row>
        <table:table-row table:style-name="Table1.5">
          <table:table-cell table:style-name="Table1.A5" office:value-type="string">
            <text:p text:style-name="P131">X</text:p>
          </table:table-cell>
          <table:table-cell table:style-name="Table1.B5" office:value-type="string">
            <text:p text:style-name="P130">Girls’ High School &amp; College <text:s text:c="3"/>(I<text:span text:style-name="T1">CSE</text:span> Board), <text:span text:style-name="T15">Prayagraj</text:span></text:p>
          </table:table-cell>
          <table:table-cell table:style-name="Table1.C5" office:value-type="string">
            <text:p text:style-name="P131">2016</text:p>
          </table:table-cell>
          <table:table-cell table:style-name="Table1.D5" office:value-type="string">
            <text:p text:style-name="P132">87%</text:p>
          </table:table-cell>
        </table:table-row>
      </table:table>
      <text:p text:style-name="P3"/>
      <text:p text:style-name="P2"/>
      <text:p text:style-name="P6"><text:span text:style-name="T6">Technical </text:span><text:span text:style-name="T5">Skills</text:span><text:span text:style-name="T14"><text:tab/></text:span><text:tab/></text:p>
      <text:p text:style-name="P3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9">Domain</text:p>
          </table:table-cell>
          <table:table-cell table:style-name="Table5.B1" office:value-type="string">
            <text:p text:style-name="P89">Proficient in</text:p>
          </table:table-cell>
          <table:table-cell table:style-name="Table5.C1" office:value-type="string">
            <text:p text:style-name="P89">Familiar with</text:p>
          </table:table-cell>
        </table:table-row>
        <table:table-row>
          <table:table-cell table:style-name="Table5.A5" office:value-type="string">
            <text:p text:style-name="P64">Languages</text:p>
          </table:table-cell>
          <table:table-cell table:style-name="Table5.B5" office:value-type="string">
            <text:p text:style-name="P64">C, Python, Java</text:p>
          </table:table-cell>
          <table:table-cell table:style-name="Table5.C5" office:value-type="string">
            <text:p text:style-name="P64">C++, Scala</text:p>
          </table:table-cell>
        </table:table-row>
        <table:table-row>
          <table:table-cell table:style-name="Table5.A5" office:value-type="string">
            <text:p text:style-name="P64">Operating Systems</text:p>
          </table:table-cell>
          <table:table-cell table:style-name="Table5.B5" office:value-type="string">
            <text:p text:style-name="P64">Windows, Linux (Ubuntu)</text:p>
          </table:table-cell>
          <table:table-cell table:style-name="Table5.C5" office:value-type="string">
            <text:p text:style-name="P64">MacOS</text:p>
          </table:table-cell>
        </table:table-row>
        <table:table-row>
          <table:table-cell table:style-name="Table5.A5" office:value-type="string">
            <text:p text:style-name="P64">Database</text:p>
          </table:table-cell>
          <table:table-cell table:style-name="Table5.B5" office:value-type="string">
            <text:p text:style-name="P64">MySQL, Oracle SQL</text:p>
          </table:table-cell>
          <table:table-cell table:style-name="Table5.C5" office:value-type="string">
            <text:p text:style-name="P64">Microsoft Access, NOSQL</text:p>
          </table:table-cell>
        </table:table-row>
        <table:table-row>
          <table:table-cell table:style-name="Table5.A5" office:value-type="string">
            <text:p text:style-name="P64">Web <text:span text:style-name="T26">Development</text:span></text:p>
          </table:table-cell>
          <table:table-cell table:style-name="Table5.B5" office:value-type="string">
            <text:p text:style-name="P66">HTML, CSS, JavaScript</text:p>
          </table:table-cell>
          <table:table-cell table:style-name="Table5.C5" office:value-type="string">
            <text:p text:style-name="P71">PHP</text:p>
          </table:table-cell>
        </table:table-row>
        <table:table-row>
          <table:table-cell table:style-name="Table5.A6" office:value-type="string">
            <text:p text:style-name="P64">IDE</text:p>
          </table:table-cell>
          <table:table-cell table:style-name="Table5.B6" office:value-type="string">
            <text:p text:style-name="P65">IDLE, BlueJ, Microsoft Visual Studio, Turbo C, <text:span text:style-name="T19">PyCharm</text:span></text:p>
          </table:table-cell>
          <table:table-cell table:style-name="Table5.C6" office:value-type="string">
            <text:p text:style-name="P64">NetBeans, CodeBlocks</text:p>
          </table:table-cell>
        </table:table-row>
        <table:table-row>
          <table:table-cell table:style-name="Table5.A7" table:number-columns-spanned="3" office:value-type="string">
            <text:p text:style-name="P44"><text:span text:style-name="T23">Familiar with</text:span> Data Structures and Algorithms</text:p>
            <text:p text:style-name="P45">Familiar with Computer Networks (TCP/IP model), <text:span text:style-name="T21">Data Science and Machine Learning</text:span></text:p>
          </table:table-cell>
          <table:covered-table-cell/>
          <table:covered-table-cell/>
        </table:table-row>
      </table:table>
      <text:p text:style-name="P32"/>
      <text:p text:style-name="P32"/>
      <text:p text:style-name="P36"><text:soft-page-break/>Certifications</text:p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07">Domain</text:p>
          </table:table-cell>
          <table:table-cell table:style-name="Table8.A1" office:value-type="string">
            <text:p text:style-name="P108">Material</text:p>
          </table:table-cell>
          <table:table-cell table:style-name="Table8.A1" office:value-type="string">
            <text:p text:style-name="P86">Offered by</text:p>
          </table:table-cell>
          <table:table-cell table:style-name="Table8.D1" office:value-type="string">
            <text:list xml:id="list2924471208" text:style-name="L1">
              <text:list-header>
                <text:p text:style-name="P139">Title</text:p>
              </text:list-header>
            </text:list>
          </table:table-cell>
        </table:table-row>
        <table:table-row>
          <table:table-cell table:style-name="Table8.A2" office:value-type="string">
            <text:p text:style-name="P95">Applied AI</text:p>
          </table:table-cell>
          <table:table-cell table:style-name="Table8.B2" office:value-type="string">
            <text:p text:style-name="P25">Professional Certificate</text:p>
          </table:table-cell>
          <table:table-cell table:style-name="Table8.C3" office:value-type="string">
            <text:p text:style-name="P74">IBM</text:p>
          </table:table-cell>
          <table:table-cell table:style-name="Table8.D3" office:value-type="string">
            <text:list xml:id="list11018543824285" text:continue-numbering="true" text:style-name="L1">
              <text:list-item>
                <text:p text:style-name="P141">Introduction to AI</text:p>
              </text:list-item>
              <text:list-item>
                <text:p text:style-name="P142">Getting Started with AI using IBM Watson</text:p>
              </text:list-item>
              <text:list-item>
                <text:p text:style-name="P149">Python for Data Science and AI</text:p>
              </text:list-item>
              <text:list-item>
                <text:p text:style-name="P143">Introduction to Computer Vision with Watson and OpenCV</text:p>
              </text:list-item>
            </text:list>
          </table:table-cell>
        </table:table-row>
        <table:table-row>
          <table:table-cell table:style-name="Table8.A3" office:value-type="string">
            <text:p text:style-name="P103">AI</text:p>
          </table:table-cell>
          <table:table-cell table:style-name="Table8.B3" office:value-type="string">
            <text:p text:style-name="P24">30 day webinar</text:p>
          </table:table-cell>
          <table:table-cell table:style-name="Table8.C3" office:value-type="string">
            <text:p text:style-name="P78">Pantech Solutions</text:p>
          </table:table-cell>
          <table:table-cell table:style-name="Table8.D3" office:value-type="string">
            <text:list xml:id="list11019243290399" text:continue-numbering="true" text:style-name="L1">
              <text:list-item>
                <text:p text:style-name="P145">AI using Python</text:p>
              </text:list-item>
            </text:list>
          </table:table-cell>
        </table:table-row>
        <table:table-row>
          <table:table-cell table:style-name="Table8.A4" table:number-columns-spanned="4" office:value-type="string">
            <text:p text:style-name="P127"/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96">Applied Data Science</text:p>
          </table:table-cell>
          <table:table-cell table:style-name="Table8.B3" office:value-type="string">
            <text:p text:style-name="P49">Specialisation</text:p>
          </table:table-cell>
          <table:table-cell table:style-name="Table8.C7" office:value-type="string">
            <text:p text:style-name="P62">IBM</text:p>
          </table:table-cell>
          <table:table-cell table:style-name="Table8.D7" office:value-type="string">
            <text:list xml:id="list11018790457457" text:continue-numbering="true" text:style-name="L1">
              <text:list-item>
                <text:p text:style-name="P150">Python for Data Science and AI</text:p>
              </text:list-item>
              <text:list-item>
                <text:p text:style-name="P151">Data Analysis with Python <text:span text:style-name="T2"><text:s/></text:span></text:p>
              </text:list-item>
              <text:list-item>
                <text:p text:style-name="P151">Data Visualization with Python </text:p>
              </text:list-item>
              <text:list-item>
                <text:p text:style-name="P152">Applied Data Science Capstone <text:span text:style-name="T3"><text:s/></text:span></text:p>
              </text:list-item>
            </text:list>
          </table:table-cell>
        </table:table-row>
        <table:table-row>
          <table:table-cell table:style-name="Table8.A3" office:value-type="string">
            <text:p text:style-name="P101">Data Science</text:p>
          </table:table-cell>
          <table:table-cell table:style-name="Table8.B3" office:value-type="string">
            <text:p text:style-name="P22">1 week webinar</text:p>
          </table:table-cell>
          <table:table-cell table:style-name="Table8.C7" office:value-type="string">
            <text:p text:style-name="P76">SKNCOE, Pune</text:p>
          </table:table-cell>
          <table:table-cell table:style-name="Table8.D7" office:value-type="string">
            <text:list xml:id="list11017831846222" text:continue-numbering="true" text:style-name="L1">
              <text:list-item>
                <text:p text:style-name="P162">Data Science for Engineering Problem Solving</text:p>
              </text:list-item>
            </text:list>
          </table:table-cell>
        </table:table-row>
        <table:table-row>
          <table:table-cell table:style-name="Table8.A3" office:value-type="string">
            <text:p text:style-name="P102">Medical Imaging</text:p>
          </table:table-cell>
          <table:table-cell table:style-name="Table8.B3" office:value-type="string">
            <text:p text:style-name="P23">1 week webinar</text:p>
          </table:table-cell>
          <table:table-cell table:style-name="Table8.C7" office:value-type="string">
            <text:p text:style-name="P77">SKNCOE, Pune</text:p>
          </table:table-cell>
          <table:table-cell table:style-name="Table8.D7" office:value-type="string">
            <text:list xml:id="list11018281467207" text:continue-numbering="true" text:style-name="L1">
              <text:list-item>
                <text:p text:style-name="P163">Research Trends in Medical Imaging</text:p>
              </text:list-item>
            </text:list>
          </table:table-cell>
        </table:table-row>
        <table:table-row>
          <table:table-cell table:style-name="Table8.A3" office:value-type="string">
            <text:p text:style-name="P98">Machine Learning</text:p>
          </table:table-cell>
          <table:table-cell table:style-name="Table8.B3" office:value-type="string">
            <text:p text:style-name="P11">Course</text:p>
          </table:table-cell>
          <table:table-cell table:style-name="Table8.C8" office:value-type="string">
            <text:p text:style-name="P63">University of Washington</text:p>
          </table:table-cell>
          <table:table-cell table:style-name="Table8.D8" office:value-type="string">
            <text:list xml:id="list11018628638376" text:continue-numbering="true" text:style-name="L1">
              <text:list-item>
                <text:p text:style-name="P144">Machine Learning Foundations: A Case Study Approach </text:p>
              </text:list-item>
            </text:list>
          </table:table-cell>
        </table:table-row>
        <table:table-row>
          <table:table-cell table:style-name="Table8.A4" table:number-columns-spanned="4" office:value-type="string">
            <text:p text:style-name="P128"/>
          </table:table-cell>
          <table:covered-table-cell/>
          <table:covered-table-cell/>
          <table:covered-table-cell/>
        </table:table-row>
        <table:table-row>
          <table:table-cell table:style-name="Table8.A3" table:number-rows-spanned="2" office:value-type="string">
            <text:p text:style-name="P99">Web Development</text:p>
          </table:table-cell>
          <table:table-cell table:style-name="Table8.B3" table:number-rows-spanned="2" office:value-type="string">
            <text:p text:style-name="P11">Courses</text:p>
          </table:table-cell>
          <table:table-cell table:style-name="Table8.C10" office:value-type="string">
            <text:p text:style-name="P54">Jose Portilla, <text:span text:style-name="T22">Head of Data Science, Pierian Data Inc.</text:span></text:p>
          </table:table-cell>
          <table:table-cell table:style-name="Table8.D10" office:value-type="string">
            <text:list xml:id="list11018697198367" text:continue-numbering="true" text:style-name="L1">
              <text:list-item>
                <text:p text:style-name="P146">Python and Django Full Stack Web Developer Bootcamp</text:p>
              </text:list-item>
            </text:list>
          </table:table-cell>
        </table:table-row>
        <table:table-row>
          <table:covered-table-cell/>
          <table:covered-table-cell/>
          <table:table-cell table:style-name="Table8.C13" office:value-type="string">
            <text:p text:style-name="P58">University of California</text:p>
          </table:table-cell>
          <table:table-cell table:style-name="Table8.D13" office:value-type="string">
            <text:list xml:id="list11017455021960" text:continue-numbering="true" text:style-name="L1">
              <text:list-item>
                <text:p text:style-name="P164">Introduction in Search Engine Optimisation</text:p>
              </text:list-item>
            </text:list>
          </table:table-cell>
        </table:table-row>
        <table:table-row>
          <table:table-cell table:style-name="Table8.A4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104">Programming</text:p>
          </table:table-cell>
          <table:table-cell table:style-name="Table8.B3" office:value-type="string">
            <text:p text:style-name="P11">Course</text:p>
          </table:table-cell>
          <table:table-cell table:style-name="Table8.C13" office:value-type="string">
            <text:p text:style-name="P57">University of Michigan</text:p>
          </table:table-cell>
          <table:table-cell table:style-name="Table8.D13" office:value-type="string">
            <text:list xml:id="list11017828255973" text:continue-numbering="true" text:style-name="L1">
              <text:list-item>
                <text:p text:style-name="P154">Getting Started with Python</text:p>
              </text:list-item>
            </text:list>
          </table:table-cell>
        </table:table-row>
        <table:table-row table:style-name="Table8.14">
          <table:table-cell table:style-name="Table8.A2" office:value-type="string">
            <text:p text:style-name="P111">Cyber Security</text:p>
          </table:table-cell>
          <table:table-cell table:style-name="Table8.B2" office:value-type="string">
            <text:p text:style-name="P75">Workshop</text:p>
          </table:table-cell>
          <table:table-cell table:style-name="Table8.C14" office:value-type="string">
            <text:p text:style-name="P56">Lucideus</text:p>
          </table:table-cell>
          <table:table-cell table:style-name="Table8.D14" office:value-type="string">
            <text:list xml:id="list11018735634156" text:continue-numbering="true" text:style-name="L1">
              <text:list-item>
                <text:p text:style-name="P153">Ethical Hacking</text:p>
              </text:list-item>
            </text:list>
          </table:table-cell>
        </table:table-row>
        <table:table-row table:style-name="Table8.15">
          <table:table-cell table:style-name="Table8.A2" office:value-type="string">
            <text:p text:style-name="P100">Robotics</text:p>
          </table:table-cell>
          <table:table-cell table:style-name="Table8.B2" office:value-type="string">
            <text:p text:style-name="P75">Workshop</text:p>
          </table:table-cell>
          <table:table-cell table:style-name="Table8.C15" office:value-type="string">
            <text:p text:style-name="P53">Ambiora</text:p>
          </table:table-cell>
          <table:table-cell table:style-name="Table8.D15" office:value-type="string">
            <text:list xml:id="list11017872959255" text:continue-numbering="true" text:style-name="L1">
              <text:list-item>
                <text:p text:style-name="P155">Robotics</text:p>
              </text:list-item>
            </text:list>
          </table:table-cell>
        </table:table-row>
        <table:table-row>
          <table:table-cell table:style-name="Table8.A2" office:value-type="string">
            <text:p text:style-name="P100">Computer Science</text:p>
          </table:table-cell>
          <table:table-cell table:style-name="Table8.B2" office:value-type="string">
            <text:p text:style-name="P76">1 week webinar</text:p>
          </table:table-cell>
          <table:table-cell table:style-name="Table8.C16" office:value-type="string">
            <text:p text:style-name="P55">NMIMS</text:p>
          </table:table-cell>
          <table:table-cell table:style-name="Table8.D16" office:value-type="string">
            <text:list xml:id="list11017769148454" text:continue-numbering="true" text:style-name="L1">
              <text:list-item>
                <text:p text:style-name="P165">Emerging Trends in Computer Eng.</text:p>
              </text:list-item>
            </text:list>
          </table:table-cell>
        </table:table-row>
      </table:table>
      <text:p text:style-name="P43"><text:soft-page-break/>Projects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0"/>
          </table:table-cell>
          <table:table-cell table:style-name="Table4.B1" office:value-type="string">
            <text:p text:style-name="P85">Topic</text:p>
          </table:table-cell>
          <table:table-cell table:style-name="Table4.B1" office:value-type="string">
            <text:p text:style-name="P91">Tools</text:p>
          </table:table-cell>
          <table:table-cell table:style-name="Table4.D1" office:value-type="string">
            <text:p text:style-name="P85">Link</text:p>
          </table:table-cell>
        </table:table-row>
        <table:table-row>
          <table:table-cell table:style-name="Table4.A2" table:number-rows-spanned="4" office:value-type="string">
            <text:p text:style-name="P106">Projects</text:p>
          </table:table-cell>
          <table:table-cell table:style-name="Table4.B4" office:value-type="string">
            <text:p text:style-name="P170">Instagram Fake Profile Detection</text:p>
          </table:table-cell>
          <table:table-cell table:style-name="Table4.C4" office:value-type="string">
            <text:p text:style-name="P173">Tensorflow, Keras, Jupyter Notebook</text:p>
          </table:table-cell>
          <table:table-cell table:style-name="Table4.D4" office:value-type="string">
            <text:p text:style-name="P59"><text:a xlink:type="simple" xlink:href="https://github.com/devanshisingh/Fake-Instagram-Profile-Detection" text:style-name="Internet_20_link" text:visited-style-name="Visited_20_Internet_20_Link">https://github.com/devanshisingh/Fake-Instagram-Profile-Detection</text:a> </text:p>
          </table:table-cell>
        </table:table-row>
        <table:table-row>
          <table:covered-table-cell/>
          <table:table-cell table:style-name="Table4.B4" office:value-type="string">
            <text:p text:style-name="P125">Reading the Digits</text:p>
          </table:table-cell>
          <table:table-cell table:style-name="Table4.C4" office:value-type="string">
            <text:p text:style-name="P174">Tensorflow, Keras, Jupyter Notebook</text:p>
          </table:table-cell>
          <table:table-cell table:style-name="Table4.D4" office:value-type="string">
            <text:p text:style-name="P59"><text:a xlink:type="simple" xlink:href="https://github.com/devanshisingh/Reading-the-digits-with-Tensorflow" text:style-name="Internet_20_link" text:visited-style-name="Visited_20_Internet_20_Link">https://github.com/devanshisingh/Reading-the-digits-with-Tensorflow</text:a> </text:p>
          </table:table-cell>
        </table:table-row>
        <table:table-row>
          <table:covered-table-cell/>
          <table:table-cell table:style-name="Table4.B4" office:value-type="string">
            <text:p text:style-name="P123">Compiler Design</text:p>
          </table:table-cell>
          <table:table-cell table:style-name="Table4.C4" office:value-type="string">
            <text:p text:style-name="P122">Python</text:p>
          </table:table-cell>
          <table:table-cell table:style-name="Table4.D4" office:value-type="string">
            <text:p text:style-name="P59"><text:span text:style-name="T10">h</text:span><text:a xlink:type="simple" xlink:href="https://github.com/project-drive/Bhasha" text:style-name="Internet_20_link" text:visited-style-name="Visited_20_Internet_20_Link"><text:span text:style-name="T30">ttps://github.com/project-drive/Bhasha</text:span></text:a></text:p>
          </table:table-cell>
        </table:table-row>
        <table:table-row table:style-name="Table4.5">
          <table:covered-table-cell/>
          <table:table-cell table:style-name="Table4.B5" office:value-type="string">
            <text:p text:style-name="P124">MovieCentre Website</text:p>
          </table:table-cell>
          <table:table-cell table:style-name="Table4.C5" office:value-type="string">
            <text:p text:style-name="P122">HTML, CSS, <text:span text:style-name="T24">JavaScript, PHP</text:span></text:p>
          </table:table-cell>
          <table:table-cell table:style-name="Table4.D5" office:value-type="string">
            <text:p text:style-name="P59"><text:a xlink:type="simple" xlink:href="https://github.com/devanshisingh/MovieCenter" text:style-name="Internet_20_link" text:visited-style-name="Visited_20_Internet_20_Link"><text:span text:style-name="T30">https://github.com/devanshisingh/MovieCenter</text:span></text:a><text:span text:style-name="T30"> </text:span></text:p>
          </table:table-cell>
        </table:table-row>
        <table:table-row table:style-name="Table4.6">
          <table:table-cell table:style-name="Table4.A6" table:number-columns-spanned="4" office:value-type="string">
            <text:p text:style-name="P126"/>
          </table:table-cell>
          <table:covered-table-cell/>
          <table:covered-table-cell/>
          <table:covered-table-cell/>
        </table:table-row>
        <table:table-row>
          <table:table-cell table:style-name="Table4.A7" office:value-type="string">
            <text:p text:style-name="P20">Mini Projects</text:p>
          </table:table-cell>
          <table:table-cell table:style-name="Table4.B7" office:value-type="string">
            <text:p text:style-name="P52">Hospital Management System</text:p>
          </table:table-cell>
          <table:table-cell table:style-name="Table4.C7" office:value-type="string">
            <text:p text:style-name="P122">Python, MySQL</text:p>
          </table:table-cell>
          <table:table-cell table:style-name="Table4.D7" office:value-type="string">
            <text:p text:style-name="P68"><text:a xlink:type="simple" xlink:href="https://github.com/devanshisingh/hospital-management-system" text:style-name="Internet_20_link" text:visited-style-name="Visited_20_Internet_20_Link"><text:span text:style-name="T30">h</text:span></text:a><text:a xlink:type="simple" xlink:href="https://github.com/devanshisingh/hospital-management-system" text:style-name="Internet_20_link" text:visited-style-name="Visited_20_Internet_20_Link"><text:span text:style-name="T31">ttps://github.com/devanshisingh/hospital-management-system</text:span></text:a><text:span text:style-name="T31"> </text:span></text:p>
          </table:table-cell>
        </table:table-row>
      </table:table>
      <text:p text:style-name="P38"/>
      <text:p text:style-name="P38"/>
      <text:p text:style-name="P41"><text:span text:style-name="T28">Non-Technical </text:span>Skill<text:span text:style-name="T29">s</text:span>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list xml:id="list4060749314" text:style-name="L2">
              <text:list-item>
                <text:p text:style-name="P167">Verbal Communication</text:p>
              </text:list-item>
              <text:list-item>
                <text:p text:style-name="P167">Non-Verbal Communication</text:p>
              </text:list-item>
              <text:list-item>
                <text:p text:style-name="P167">Problem Solving</text:p>
              </text:list-item>
              <text:list-item>
                <text:p text:style-name="P167">Teamwork</text:p>
              </text:list-item>
            </text:list>
          </table:table-cell>
        </table:table-row>
      </table:table>
      <text:p text:style-name="P37"/>
      <text:p text:style-name="P37"/>
      <text:p text:style-name="P13"><text:span text:style-name="T9">C</text:span><text:span text:style-name="T8">ertifications</text:span></text:p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3">Domain</text:p>
          </table:table-cell>
          <table:table-cell table:style-name="Table7.A1" office:value-type="string">
            <text:p text:style-name="P94">Material</text:p>
          </table:table-cell>
          <table:table-cell table:style-name="Table7.A1" office:value-type="string">
            <text:p text:style-name="P87">Offered by</text:p>
          </table:table-cell>
          <table:table-cell table:style-name="Table7.D1" office:value-type="string">
            <text:list xml:id="list3493458302" text:style-name="L3">
              <text:list-header>
                <text:p text:style-name="P140">Title</text:p>
              </text:list-header>
            </text:list>
          </table:table-cell>
        </table:table-row>
        <table:table-row>
          <table:table-cell table:style-name="Table7.A2" table:number-rows-spanned="2" office:value-type="string">
            <text:p text:style-name="P97">Business English</text:p>
          </table:table-cell>
          <table:table-cell table:style-name="Table7.B3" table:number-rows-spanned="2" office:value-type="string">
            <text:p text:style-name="P117">Courses</text:p>
          </table:table-cell>
          <table:table-cell table:style-name="Table7.C4" office:value-type="string">
            <text:p text:style-name="P121">Arizona State University</text:p>
          </table:table-cell>
          <table:table-cell table:style-name="Table7.D2" office:value-type="string">
            <text:list xml:id="list11018154546422" text:continue-numbering="true" text:style-name="L3">
              <text:list-item>
                <text:p text:style-name="P156">Business English: Management and Leadership </text:p>
              </text:list-item>
              <text:list-item>
                <text:p text:style-name="P156">Business English: Finance and Economics</text:p>
              </text:list-item>
              <text:list-item>
                <text:p text:style-name="P156">Business English: Marketing and Sales</text:p>
              </text:list-item>
            </text:list>
          </table:table-cell>
        </table:table-row>
        <table:table-row>
          <table:covered-table-cell/>
          <table:covered-table-cell/>
          <table:table-cell table:style-name="Table7.C4" office:value-type="string">
            <text:p text:style-name="P119">University of Washington</text:p>
          </table:table-cell>
          <table:table-cell table:style-name="Table7.D3" office:value-type="string">
            <text:list xml:id="list11017804134585" text:continue-numbering="true" text:style-name="L3">
              <text:list-item>
                <text:p text:style-name="P157">Business English: Networking</text:p>
              </text:list-item>
            </text:list>
          </table:table-cell>
        </table:table-row>
        <table:table-row>
          <table:table-cell table:style-name="Table7.A2" office:value-type="string">
            <text:p text:style-name="P105">Blogging</text:p>
          </table:table-cell>
          <table:table-cell table:style-name="Table7.B4" office:value-type="string">
            <text:p text:style-name="P117">Workshop</text:p>
          </table:table-cell>
          <table:table-cell table:style-name="Table7.C4" office:value-type="string">
            <text:p text:style-name="P120">Ishan Sehgal</text:p>
          </table:table-cell>
          <table:table-cell table:style-name="Table7.D4" office:value-type="string">
            <text:list xml:id="list11019246110776" text:continue-numbering="true" text:style-name="L3">
              <text:list-item>
                <text:p text:style-name="P158">Blogging as a Business</text:p>
              </text:list-item>
            </text:list>
          </table:table-cell>
        </table:table-row>
        <table:table-row>
          <table:table-cell table:style-name="Table7.A2" table:number-rows-spanned="6" office:value-type="string">
            <text:p text:style-name="P112">Miscellaneous</text:p>
          </table:table-cell>
          <table:table-cell table:style-name="Table7.B5" office:value-type="string">
            <text:p text:style-name="P118">Debate</text:p>
          </table:table-cell>
          <table:table-cell table:style-name="Table7.C7" office:value-type="string">
            <text:p text:style-name="P116">NMMUN</text:p>
          </table:table-cell>
          <table:table-cell table:style-name="Table7.D5" office:value-type="string">
            <text:list xml:id="list11018138065350" text:continue-numbering="true" text:style-name="L3">
              <text:list-item>
                <text:p text:style-name="P159">Narsee Monjee Model United Nations 2018</text:p>
              </text:list-item>
              <text:list-item>
                <text:p text:style-name="P159">Narsee Monjee Model United Nations 2019</text:p>
              </text:list-item>
            </text:list>
          </table:table-cell>
        </table:table-row>
        <table:table-row>
          <table:covered-table-cell/>
          <table:table-cell table:style-name="Table7.B7" table:number-rows-spanned="2" office:value-type="string">
            <text:p text:style-name="P117">Webinar</text:p>
          </table:table-cell>
          <table:table-cell table:style-name="Table7.C7" office:value-type="string">
            <text:p text:style-name="P113">ESUMMIT</text:p>
            <text:p text:style-name="P113">(NMIMS)</text:p>
          </table:table-cell>
          <table:table-cell table:style-name="Table7.D7" office:value-type="string">
            <text:list xml:id="list11019331153458" text:continue-numbering="true" text:style-name="L3">
              <text:list-item>
                <text:p text:style-name="P147">Chemical, Biological, Radiological and Nuclear Risk Mitigation and Incident Management</text:p>
              </text:list-item>
            </text:list>
          </table:table-cell>
        </table:table-row>
        <table:table-row>
          <table:covered-table-cell/>
          <table:covered-table-cell/>
          <table:table-cell table:style-name="Table7.C7" office:value-type="string">
            <text:p text:style-name="P129">National Institute of Disaster <text:soft-page-break/>Management</text:p>
          </table:table-cell>
          <table:table-cell table:style-name="Table7.D7" office:value-type="string">
            <text:list xml:id="list11018774666423" text:continue-numbering="true" text:style-name="L3">
              <text:list-item>
                <text:p text:style-name="P148">Disaster Psycho-Social Care</text:p>
              </text:list-item>
            </text:list>
          </table:table-cell>
        </table:table-row>
        <table:table-row>
          <table:covered-table-cell/>
          <table:table-cell table:style-name="Table7.B9" table:number-rows-spanned="2" office:value-type="string">
            <text:p text:style-name="P117"/>
            <text:p text:style-name="P117">Courses</text:p>
          </table:table-cell>
          <table:table-cell table:style-name="Table7.C8" office:value-type="string">
            <text:p text:style-name="P115">University of California</text:p>
          </table:table-cell>
          <table:table-cell table:style-name="Table7.D8" office:value-type="string">
            <text:list xml:id="list11018940495465" text:continue-numbering="true" text:style-name="L3">
              <text:list-item>
                <text:p text:style-name="P166">Work Smarter, Not Harder: Time Management for Personal &amp; Professional Productivity</text:p>
              </text:list-item>
            </text:list>
          </table:table-cell>
        </table:table-row>
        <table:table-row>
          <table:covered-table-cell/>
          <table:covered-table-cell/>
          <table:table-cell table:style-name="Table7.C9" office:value-type="string">
            <text:p text:style-name="P116">University of Edinburgh</text:p>
          </table:table-cell>
          <table:table-cell table:style-name="Table7.D9" office:value-type="string">
            <text:list xml:id="list11017916826838" text:continue-numbering="true" text:style-name="L3">
              <text:list-item>
                <text:p text:style-name="P160">Understanding Obesity</text:p>
              </text:list-item>
              <text:list-item>
                <text:p text:style-name="P160">The Truth About Cats and Dogs</text:p>
              </text:list-item>
            </text:list>
          </table:table-cell>
        </table:table-row>
        <table:table-row>
          <table:covered-table-cell/>
          <table:table-cell table:style-name="Table7.B10" office:value-type="string">
            <text:p text:style-name="P51">Training</text:p>
          </table:table-cell>
          <table:table-cell table:style-name="Table7.C10" office:value-type="string">
            <text:p text:style-name="P114">Mission Shakti</text:p>
          </table:table-cell>
          <table:table-cell table:style-name="Table7.D10" office:value-type="string">
            <text:list xml:id="list11018529996975" text:continue-numbering="true" text:style-name="L3">
              <text:list-item>
                <text:p text:style-name="P161">Cyber Crime Awareness</text:p>
              </text:list-item>
            </text:list>
          </table:table-cell>
        </table:table-row>
      </table:table>
      <text:p text:style-name="P39"/>
      <text:p text:style-name="P29"><text:span text:style-name="T7">Work E</text:span><text:span text:style-name="T4">xperience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3"/>
          </table:table-cell>
          <table:table-cell table:style-name="Table6.B1" office:value-type="string">
            <text:p text:style-name="P92">Department</text:p>
          </table:table-cell>
          <table:table-cell table:style-name="Table6.B1" office:value-type="string">
            <text:p text:style-name="P84">Organisation</text:p>
          </table:table-cell>
          <table:table-cell table:style-name="Table6.D1" office:value-type="string">
            <text:p text:style-name="P90">Duration</text:p>
          </table:table-cell>
        </table:table-row>
        <table:table-row table:style-name="Table6.1">
          <table:table-cell table:style-name="Table6.A2" table:number-rows-spanned="4" office:value-type="string">
            <text:p text:style-name="P17">Internships</text:p>
          </table:table-cell>
          <table:table-cell table:style-name="Table6.B4" office:value-type="string">
            <text:p text:style-name="P9">Content Writing</text:p>
          </table:table-cell>
          <table:table-cell table:style-name="Table6.C4" office:value-type="string">
            <text:p text:style-name="P15">Cybeorg</text:p>
          </table:table-cell>
          <table:table-cell table:style-name="Table6.D4" office:value-type="string">
            <text:p text:style-name="P79">1 month</text:p>
          </table:table-cell>
        </table:table-row>
        <table:table-row table:style-name="Table6.1">
          <table:covered-table-cell/>
          <table:table-cell table:style-name="Table6.B4" office:value-type="string">
            <text:p text:style-name="P14">Data Science and Business Analytics</text:p>
          </table:table-cell>
          <table:table-cell table:style-name="Table6.C4" office:value-type="string">
            <text:p text:style-name="P14">The Sparks Foundation</text:p>
          </table:table-cell>
          <table:table-cell table:style-name="Table6.D4" office:value-type="string">
            <text:p text:style-name="P82">1 month</text:p>
          </table:table-cell>
        </table:table-row>
        <table:table-row table:style-name="Table6.1">
          <table:covered-table-cell/>
          <table:table-cell table:style-name="Table6.B4" office:value-type="string">
            <text:p text:style-name="P8">Content Writing</text:p>
          </table:table-cell>
          <table:table-cell table:style-name="Table6.C4" office:value-type="string">
            <text:p text:style-name="P8">Pnews<text:span text:style-name="T25">S</text:span>irf<text:span text:style-name="T25">S</text:span>ach</text:p>
          </table:table-cell>
          <table:table-cell table:style-name="Table6.D4" office:value-type="string">
            <text:p text:style-name="P73">3 months</text:p>
          </table:table-cell>
        </table:table-row>
        <table:table-row table:style-name="Table6.1">
          <table:covered-table-cell/>
          <table:table-cell table:style-name="Table6.B5" office:value-type="string">
            <text:p text:style-name="P7">Campus Ambassador</text:p>
          </table:table-cell>
          <table:table-cell table:style-name="Table6.C5" office:value-type="string">
            <text:p text:style-name="P7">Techfest, IIT Bombay</text:p>
          </table:table-cell>
          <table:table-cell table:style-name="Table6.D5" office:value-type="string">
            <text:p text:style-name="P72">10 months</text:p>
          </table:table-cell>
        </table:table-row>
        <table:table-row table:style-name="Table6.6">
          <table:table-cell table:style-name="Table6.A6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8">Volunteering</text:p>
          </table:table-cell>
          <table:table-cell table:style-name="Table6.B7" office:value-type="string">
            <text:p text:style-name="P8">Subject Matter Expert</text:p>
          </table:table-cell>
          <table:table-cell table:style-name="Table6.C7" office:value-type="string">
            <text:p text:style-name="P8">Intellify</text:p>
          </table:table-cell>
          <table:table-cell table:style-name="Table6.D7" office:value-type="string">
            <text:p text:style-name="P80">4 weeks</text:p>
          </table:table-cell>
        </table:table-row>
        <table:table-row table:style-name="Table6.8">
          <table:table-cell table:style-name="Table6.A6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rows-spanned="2" office:value-type="string">
            <text:p text:style-name="P19">Training</text:p>
          </table:table-cell>
          <table:table-cell table:style-name="Table6.B9" office:value-type="string">
            <text:p text:style-name="P81">Python Programming</text:p>
          </table:table-cell>
          <table:table-cell table:style-name="Table6.C9" office:value-type="string">
            <text:p text:style-name="P81">DevIncept</text:p>
          </table:table-cell>
          <table:table-cell table:style-name="Table6.D9" office:value-type="string">
            <text:p text:style-name="P81">1 month</text:p>
          </table:table-cell>
        </table:table-row>
        <table:table-row table:style-name="Table6.1">
          <table:covered-table-cell/>
          <table:table-cell table:style-name="Table6.B10" office:value-type="string">
            <text:p text:style-name="P75">HR Management</text:p>
          </table:table-cell>
          <table:table-cell table:style-name="Table6.C10" office:value-type="string">
            <text:p text:style-name="P75">Emic Enterprise</text:p>
          </table:table-cell>
          <table:table-cell table:style-name="Table6.D10" office:value-type="string">
            <text:p text:style-name="P75">2 months</text:p>
          </table:table-cell>
        </table:table-row>
        <table:table-row table:style-name="Table6.11">
          <table:table-cell table:style-name="Table6.A6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 table:style-name="Table6.12">
          <table:table-cell table:style-name="Table6.A2" table:number-rows-spanned="2" office:value-type="string">
            <text:p text:style-name="P16">College Committees</text:p>
          </table:table-cell>
          <table:table-cell table:style-name="Table6.B12" office:value-type="string">
            <text:p text:style-name="P61">Member</text:p>
          </table:table-cell>
          <table:table-cell table:style-name="Table6.C12" office:value-type="string">
            <text:p text:style-name="P61">Project Drive</text:p>
          </table:table-cell>
          <table:table-cell table:style-name="Table6.D12" office:value-type="string">
            <text:p text:style-name="P73">2 years</text:p>
          </table:table-cell>
        </table:table-row>
        <table:table-row table:style-name="Table6.12">
          <table:covered-table-cell/>
          <table:table-cell table:style-name="Table6.B13" office:value-type="string">
            <text:p text:style-name="P67">Member</text:p>
          </table:table-cell>
          <table:table-cell table:style-name="Table6.C13" office:value-type="string">
            <text:p text:style-name="P67">Computer Society of India</text:p>
          </table:table-cell>
          <table:table-cell table:style-name="Table6.D13" office:value-type="string">
            <text:p text:style-name="P72">1 year</text:p>
          </table:table-cell>
        </table:table-row>
      </table:table>
      <text:p text:style-name="P33"/>
      <text:p text:style-name="P33">Profiles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8">Profile</text:p>
          </table:table-cell>
          <table:table-cell table:style-name="Table3.B1" office:value-type="string">
            <text:p text:style-name="P109">Link</text:p>
          </table:table-cell>
        </table:table-row>
        <table:table-row>
          <table:table-cell table:style-name="Table3.A2" office:value-type="string">
            <text:p text:style-name="P69">LinkedIn</text:p>
          </table:table-cell>
          <table:table-cell table:style-name="Table3.B2" office:value-type="string">
            <text:p text:style-name="P60"><text:a xlink:type="simple" xlink:href="https://www.linkedin.com/in/devanshi-singh-2000/" text:style-name="Internet_20_link" text:visited-style-name="Visited_20_Internet_20_Link"><text:span text:style-name="T13">https://www.linkedin.com/in/devanshi-singh-2000/</text:span></text:a><text:span text:style-name="T13"> </text:span></text:p>
          </table:table-cell>
        </table:table-row>
        <table:table-row>
          <table:table-cell table:style-name="Table3.A3" office:value-type="string">
            <text:p text:style-name="P69">GitHub</text:p>
          </table:table-cell>
          <table:table-cell table:style-name="Table3.B3" office:value-type="string">
            <text:p text:style-name="P70"><text:a xlink:type="simple" xlink:href="https://www.github.com/devanshisingh/" text:style-name="Internet_20_link" text:visited-style-name="Visited_20_Internet_20_Link">https://</text:a><text:a xlink:type="simple" xlink:href="https://www.github.com/devanshisingh/" text:style-name="Internet_20_link" text:visited-style-name="Visited_20_Internet_20_Link"><text:span text:style-name="T18">www.</text:span></text:a><text:a xlink:type="simple" xlink:href="https://www.github.com/devanshisingh/" text:style-name="Internet_20_link" text:visited-style-name="Visited_20_Internet_20_Link">github.com/devanshisingh/</text:a> </text:p>
          </table:table-cell>
        </table:table-row>
      </table:table>
      <text:p text:style-name="P138"/>
      <text:p text:style-name="P34">Interests</text:p>
      <text:p text:style-name="P40"/>
      <table:table table:name="Table9" table:style-name="Table9">
        <table:table-column table:style-name="Table9.A" table:number-columns-repeated="3"/>
        <table:table-row table:style-name="Table9.1">
          <table:table-cell table:style-name="Table9.A1" office:value-type="string">
            <text:list xml:id="list3681239707" text:style-name="L4">
              <text:list-item>
                <text:p text:style-name="P168">Programmi<text:span text:style-name="T17">ng</text:span></text:p>
              </text:list-item>
            </text:list>
          </table:table-cell>
          <table:table-cell table:style-name="Table9.A1" office:value-type="string">
            <text:list xml:id="list11017434788639" text:continue-numbering="true" text:style-name="L4">
              <text:list-item>
                <text:p text:style-name="P168"><text:span text:style-name="T17">A</text:span>cquiring new skills</text:p>
              </text:list-item>
            </text:list>
          </table:table-cell>
          <table:table-cell table:style-name="Table9.C1" office:value-type="string">
            <text:list xml:id="list11018986286593" text:continue-numbering="true" text:style-name="L4">
              <text:list-item>
                <text:p text:style-name="P168">Reading artic<text:span text:style-name="T17">les</text:span></text:p>
              </text:list-item>
            </text:list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0:39:38.217526348</meta:creation-date>
    <dc:date>2021-02-02T01:10:17.219675944</dc:date>
    <meta:editing-duration>P7DT8H49M9S</meta:editing-duration>
    <meta:editing-cycles>68</meta:editing-cycles>
    <meta:generator>LibreOffice/6.0.7.3$Linux_X86_64 LibreOffice_project/00m0$Build-3</meta:generator>
    <meta:document-statistic meta:table-count="9" meta:image-count="0" meta:object-count="0" meta:page-count="4" meta:paragraph-count="215" meta:word-count="615" meta:character-count="4365" meta:non-whitespace-character-count="3977"/>
  </office:meta>
</office:document-meta>
</file>